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9000006D6717674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4D9000006D6717674BC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4D9000006D6717674BC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4D9000006D6717674BC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4D9000006D6717674BC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4D9000006D6717674BC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4D9000006D6717674BC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4D9000006D6717674BC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4D9000006D6717674BC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4D9000006D6717674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27T09:50:51.491211536</dc:date>
    <meta:editing-duration>P2DT1H8M5S</meta:editing-duration>
    <meta:editing-cycles>17</meta:editing-cycles>
    <meta:generator>LibreOffice/7.6.7.2$Linux_X86_64 LibreOffice_project/60$Build-2</meta:generator>
    <meta:print-date>2024-08-16T07:13:32.193837683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